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 fo:background-color="#00B050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fo:background-color="#FF0000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00B050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automatic" fo:wrap-option="wrap" fo:background-color="#00B050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o1" style:family="table-column">
      <style:table-column-properties fo:break-before="auto" style:column-width="12.4354166666667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43pt" style:use-optimal-row-height="true" fo:break-before="auto"/>
    </style:style>
    <style:style style:name="ro4" style:family="table-row">
      <style:table-row-properties style:row-height="18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AST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examp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d =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Modu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teracti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xpres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unctionType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Stmt =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unctionDef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syncFunctionDef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async def sleep(): <text:s text:c="4"/>print(f'Time: {time.time() - start:.2f}') <text:s text:c="4"/>await asyncio.sleep(1)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lassDef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eturn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Delete</text:p>
          </table:table-cell>
          <table:table-cell office:value-type="string" table:style-name="ce1">
            <text:p>dumm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Assign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AugAssign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AnnAssign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For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syncFor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async for f in feature_objects: <text:s text:c="4"/>data = await f <text:s text:c="4"/>with open("file", "w") as fi: <text:s text:c="8"/>fi.write(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ile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f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With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syncWith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async with open("file", "w") as fi: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atch</text:p>
          </table:table-cell>
          <table:table-cell office:value-type="string" table:style-name="ce1">
            <text:p>MISSING → ab Python 3.10</text:p>
          </table:table-cell>
          <table:table-cell office:value-type="string" table:style-name="ce1">
            <text:p>def http_error(status): <text:s text:c="4"/>match status: <text:s text:c="8"/>case 400: <text:s text:c="12"/>return "Bad request" <text:s text:c="8"/>case 404: <text:s text:c="12"/>return "Not found" <text:s text:c="8"/>case 418: <text:s text:c="12"/>return "I'm a teapot" <text:s text:c="8"/>case _: <text:s text:c="12"/>return "Something's wrong with the internet"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aise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raise ValueError(f"Invalid input file: {FLAGS.input}.") from x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ry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try: <text:s text:c="2"/>result = x / y except ZeroDivisionError: <text:s text:c="2"/>print("division by zero!") else: <text:s text:c="2"/>print("result is", result) finally: <text:s text:c="2"/>print("executing finally clause"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ssert</text:p>
          </table:table-cell>
          <table:table-cell office:value-type="string" table:style-name="ce1">
            <text:p>dumm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mport</text:p>
          </table:table-cell>
          <table:table-cell office:value-type="string" table:style-name="ce1">
            <text:p>dumm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ImportFrom</text:p>
          </table:table-cell>
          <table:table-cell office:value-type="string" table:style-name="ce1">
            <text:p>dumm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Global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global fruit, appl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onlocal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nonlocal a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xpr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ass | Break | Continue</text:p>
          </table:table-cell>
          <table:table-cell office:value-type="string" table:style-name="ce1">
            <text:p>dummy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xpr =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BoolOp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print("Hi" and "hello" or "ciao" or x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amedExpr</text:p>
          </table:table-cell>
          <table:table-cell office:value-type="string" table:style-name="ce1">
            <text:p>done</text:p>
          </table:table-cell>
          <table:table-cell office:value-type="string" table:style-name="ce6">
            <text:p>while (command := input("&gt; ")) != "quit":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inOp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UnaryOp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ambda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fExp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argv = [] if 2 else sys.argv[1:]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ict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param_dist = { <text:s text:c="4"/>"criterion": [2, 2], <text:s text:c="4"/>"max_features": randint(1, 11), <text:s text:c="4"/>"min_samples_split": randint(2, 11), <text:s text:c="4"/>"bootstrap": [True, False], <text:s text:c="4"/>"criterion": ["gini", "entropy"] }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t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basket = {'apple', 'orange', 'apple', 'pear', 'orange', 'banana'}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stComp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a = [i for i in range(100) if i &gt; 10 if i &lt; 50]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tComp</text:p>
          </table:table-cell>
          <table:table-cell office:value-type="string" table:style-name="ce1">
            <text:p>MISSING</text:p>
          </table:table-cell>
          <table:table-cell office:value-type="string" table:style-name="ce1">
            <text:p>a = {x for x in 'abracadabra' if x not in 'abc'}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ictComp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new_dict_comp = {1:n**2 for n in numbers if n%2 == 0}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eneratorExp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wait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await asyncio.sleep(1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Yield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YieldFrom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ompare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FormattedValue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print(f"{time() - t0:0.3f}") plt.title(f"Quantized image ({n_colors} colors, K-Means)") print(f"done in {time() - t0:0.3f}s."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oinedStr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-&gt; FormattedValu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nstant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ttribute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Subscript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<text:s text:c="4"/>[ <text:s text:c="8"/>results[2]["time"], <text:s text:c="4"/>], <text:s text:c="4"/>[ <text:s text:c="8"/>results["LSVM"]["score"], <text:s text:c="4"/>],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tarred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np.random.rand(*shape).astype(np.float32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ame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Tuple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lice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xpr_context = Load | Store | D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boolop = And | Or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-&gt; BoolOp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perator = Add | Sub | Mult | MatMult | Div | Mod | Pow | Lshift | RShift | BitOr | BitXor | BitAnd | FloorDiv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-&gt; BinOp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aryop = Invert | Not | UAdd | Usub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-&gt; UnaryOp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mpop = Eq | NotEq | Lt | LtE | Gt | GtE | Is | IsNot | In | NotIn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omprehension = (expr target, expr iter, expr* ifs, int is_async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-&gt; ListComp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xcepthandler = ExceptHandler(expr? type, identifier? name, stmt* body)</text:p>
            <text:p>Attributes (int lineno, int col_offset, int? end_lineno, int? end_col_offset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except Exception as inst: <text:s text:c="2"/>print(type(inst)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arguments = (arg* posonlyargs, arg* args, arg? vararg, arg* kwonlyargs,</text:p>
            <text:p>expr* kw_defaults, arg? kwarg, expr* defaults)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">
            <text:p>arg = (identifier arg, expr? annotation, string? type_comment)</text:p>
            <text:p>attributes (int lineno, int col_offset, int? end_lineno, int? end_col_offset)</text:p>
            <text:p/>
          </table:table-cell>
          <table:table-cell office:value-type="string" table:style-name="ce1">
            <text:p>done?!</text:p>
          </table:table-cell>
          <table:table-cell office:value-type="string" table:style-name="ce1">
            <text:p>-&gt; arguments?!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keyword = (identifier? arg, expr value)</text:p>
            <text:p>attributes (int lineno, int col_offset, int? end_lineno, int? end_col_offset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alias = (identifier name, identifier? asname)</text:p>
            <text:p>attributes (int lineno, int col_offset, int? end_lineno, int? end_col_offse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withitem = (expr context_expr, expr? optional_vars)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tch_case = (pattern pattern, expr? guard, stmt* body)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2">
            <text:p>pattern = MatchValue(expr value)</text:p>
            <text:p>| MatchSingleton(constant value)</text:p>
            <text:p>| MatchSequence(pattern* patterns)</text:p>
            <text:p>| MatchMapping(expr* keys, pattern* patterns, identifier? rest)</text:p>
            <text:p>| MatchClass(expr cls, pattern* patterns, identifier* kwd_attrs, pattern* kwd_patterns)</text:p>
            <text:p/>
            <text:p>| MatchStar(identifier? name)</text:p>
            <text:p>-- The optional "rest" MatchMapping parameter handles capturing extra mapping keys</text:p>
            <text:p/>
            <text:p>| MatchAs(pattern? pattern, identifier? name)</text:p>
            <text:p>| MatchOr(pattern* patterns)</text:p>
            <text:p/>
            <text:p>attributes (int lineno, int col_offset, int end_lineno, int end_col_offse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ype_ignore = TypeIgnore(int lineno, string tag)</text:p>
          </table:table-cell>
          <table:table-cell table:number-columns-repeated="16383" table:style-name="ce1"/>
        </table:table-row>
        <table:table-row table:number-rows-repeated="3"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Check deprecated Versions in doc: e.g. Index, ExtSlice</text:p>
          </table:table-cell>
          <table:table-cell table:number-columns-repeated="16383"/>
        </table:table-row>
        <table:table-row table:number-rows-repeated="30" table:style-name="ro1">
          <table:table-cell table:style-name="ce2"/>
          <table:table-cell table:number-columns-repeated="16383"/>
        </table:table-row>
        <table:table-row table:number-rows-repeated="10484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creator>Marco</dc:creator>
    <meta:creation-date>2021-12-20T20:26:08Z</meta:creation-date>
    <dc:date>2022-01-15T09:45:29Z</dc:date>
    <meta:editing-cycles>3</meta:editing-cycles>
    <meta:editing-duration>PT729S</meta:editing-duration>
  </office:meta>
</office:document-meta>
</file>